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automatic-styles>
    <style:style style:name="P1" style:family="paragraph" style:parent-style-name="Standard">
      <style:text-properties officeooo:rsid="001ce742" officeooo:paragraph-rsid="001ce742"/>
    </style:style>
    <style:style style:name="P2" style:family="paragraph" style:parent-style-name="Standard">
      <style:text-properties officeooo:rsid="001e117d" officeooo:paragraph-rsid="001e117d"/>
    </style:style>
    <style:style style:name="P3" style:family="paragraph" style:parent-style-name="Standard" style:list-style-name="L1">
      <style:text-properties officeooo:rsid="001e117d" officeooo:paragraph-rsid="001e117d"/>
    </style:style>
    <style:style style:name="P4" style:family="paragraph" style:parent-style-name="Standard">
      <style:text-properties officeooo:rsid="001e8ba8" officeooo:paragraph-rsid="001e8ba8"/>
    </style:style>
    <style:style style:name="P5" style:family="paragraph" style:parent-style-name="Standard">
      <style:text-properties officeooo:rsid="001ed569" officeooo:paragraph-rsid="001ed569"/>
    </style:style>
    <style:style style:name="P6" style:family="paragraph" style:parent-style-name="Standard">
      <style:text-properties fo:font-weight="bold" officeooo:rsid="001ce742" officeooo:paragraph-rsid="001ce742" style:font-weight-asian="bold" style:font-weight-complex="bold"/>
    </style:style>
    <style:style style:name="P7" style:family="paragraph" style:parent-style-name="Standard">
      <style:text-properties fo:font-weight="bold" officeooo:rsid="001e117d" officeooo:paragraph-rsid="001e117d" style:font-weight-asian="bold" style:font-weight-complex="bold"/>
    </style:style>
    <style:style style:name="P8" style:family="paragraph" style:parent-style-name="Standard">
      <style:text-properties fo:font-weight="bold" officeooo:rsid="001e8ba8" officeooo:paragraph-rsid="001e8ba8" style:font-weight-asian="bold" style:font-weight-complex="bold"/>
    </style:style>
    <style:style style:name="P9" style:family="paragraph" style:parent-style-name="Standard">
      <style:text-properties fo:font-weight="bold" officeooo:rsid="001ed569" officeooo:paragraph-rsid="001ed569" style:font-weight-asian="bold" style:font-weight-complex="bold"/>
    </style:style>
    <style:style style:name="P10" style:family="paragraph" style:parent-style-name="Standard">
      <style:text-properties fo:font-weight="bold" officeooo:rsid="00237e5f" officeooo:paragraph-rsid="00237e5f" style:font-weight-asian="bold" style:font-weight-complex="bold"/>
    </style:style>
    <style:style style:name="T1" style:family="text">
      <style:text-properties officeooo:rsid="001e8ba8"/>
    </style:style>
    <style:style style:name="T2" style:family="text">
      <style:text-properties officeooo:rsid="001ed569"/>
    </style:style>
    <style:style style:name="T3" style:family="text">
      <style:text-properties officeooo:rsid="002205dc"/>
    </style:style>
    <style:style style:name="T4" style:family="text">
      <style:text-properties officeooo:rsid="00237e5f"/>
    </style:style>
    <style:style style:name="T5"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neumatic Cylinders</text:p>
      <text:p text:style-name="P6">Process Parameters <text:span text:style-name="T4">to Monitor</text:span></text:p>
      <text:p text:style-name="P1">Current Position of Piston (fully open or fully closed)</text:p>
      <text:p text:style-name="P1">Piston Displacement</text:p>
      <text:p text:style-name="P1">Speed of Piston Moving (in both direction)</text:p>
      <text:p text:style-name="P1">Calculated Push/Pull Force</text:p>
      <text:p text:style-name="P1">Measured Pressure (IN/OUT Pressure)</text:p>
      <text:p text:style-name="P1"/>
      <text:p text:style-name="P7">Operator-<text:span text:style-name="T1">Control</text:span> Interactions</text:p>
      <text:p text:style-name="P8">Move()</text:p>
      <text:p text:style-name="P4"><text:tab/>Operator will call this command to move the Piston in opposite direction.</text:p>
      <text:p text:style-name="P5"/>
      <text:p text:style-name="P9">Set Piston Speed(Uint 16)</text:p>
      <text:p text:style-name="P5"><text:tab/>The Operator will invoke this method in machine to set the new set point for the Stroking Speed.</text:p>
      <text:p text:style-name="P2"/>
      <text:p text:style-name="P6">Alarms and Condition</text:p>
      <text:p text:style-name="P6"/>
      <text:p text:style-name="P8">Base Operator-Alarm Interactions</text:p>
      <text:p text:style-name="P8"/>
      <text:p text:style-name="P9">Acknowledge () Or Acknowledge with Comment (string Comment)</text:p>
      <text:p text:style-name="P1"><text:tab/><text:span text:style-name="T2">When a new alarm notification generated and displayed on the HMI, the operator will use this method for the acknowledgment of Alarm so that machine does not constantly spam the Alarm messages to the HMI display.</text:span></text:p>
      <text:p text:style-name="P1"/>
      <text:p text:style-name="P9">Confirm (String Comment)</text:p>
      <text:p text:style-name="P5"><text:tab/><text:span text:style-name="T3">After performing a troubleshoot of an alarm, the operator then tell the machine about the action taken in comments and invoking the operation in machine. After Confirm has been invoked machine waits for sometime to again check if the Condition for the Alarm still stays true and again generates the Alarm notification. </text:span></text:p>
      <text:p text:style-name="P1"/>
      <text:p text:style-name="P10">Alarm Types</text:p>
      <text:p text:style-name="P6">Rate of Change: Speed</text:p>
      <text:p text:style-name="P2">If the Piston moving speed is changing uncontrollably/ is unstable that could result multiple scenarios such as,</text:p>
      <text:list xml:id="list1538693468" text:style-name="L1">
        <text:list-item>
          <text:p text:style-name="P3">The Piston inside the cylinder is effected by friction</text:p>
        </text:list-item>
        <text:list-item>
          <text:p text:style-name="P3">The seal of the cylinder could be leaking air</text:p>
        </text:list-item>
        <text:list-item>
          <text:p text:style-name="P3">The IN/OUT flow Pressure is not sufficient to move desired load</text:p>
        </text:list-item>
        <text:list-item>
          <text:p text:style-name="P3">There can be an external obstruction in the line of movement of the piston</text:p>
        </text:list-item>
      </text:list>
      <text:p text:style-name="P2">The rate of change of Speed can be compared over multiple stroking cycles, which can give an estimated rate of change in speed.</text:p>
      <text:p text:style-name="P2"/>
      <text:p text:style-name="P7">Piston Stuck Alarm</text:p>
      <text:p text:style-name="P2">The Piston is extended/retracted and if it does not reaches the opposite position in the desired timeout which will trigger an Piston Stuck Alarm notification to the HMI. </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Devanagari" svg:font-family="'Noto Sans Devanagari'" style:font-family-generic="system" style:font-pitch="variable"/>
    <style:font-face style:name="微软雅黑" svg:font-family="微软雅黑"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8T16:24:12.103423938</meta:creation-date>
    <dc:date>2020-06-08T18:03:53.694957649</dc:date>
    <meta:editing-duration>PT4M30S</meta:editing-duration>
    <meta:editing-cycles>2</meta:editing-cycles>
    <meta:generator>LibreOffice/6.4.4.2$Linux_X86_64 LibreOffice_project/40$Build-2</meta:generator>
    <meta:document-statistic meta:table-count="0" meta:image-count="0" meta:object-count="0" meta:page-count="1" meta:paragraph-count="28" meta:word-count="297" meta:character-count="1827" meta:non-whitespace-character-count="1556"/>
  </office:meta>
</office:document-meta>
</file>